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db00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0000ab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d800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555" draw:layer="" svg:width="152.12448800000pt" svg:height="100.00000000000pt" svg:x="0.18676011200pt" svg:y="0.00000000000pt"/>
          <draw:rect draw:style-name="gr3" draw:id="shape3" draw:name="rect1649" draw:layer="" svg:width="76.26257360000pt" svg:height="49.27721280000pt" svg:x="76.04866960000pt" svg:y="0.06057128880pt"/>
          <draw:rect draw:style-name="gr4" draw:id="shape4" draw:name="rect1650" draw:layer="" svg:width="76.05736080000pt" svg:height="50.63952640000pt" svg:x="0.00000000000pt" svg:y="49.33776880000pt"/>
          <draw:path draw:style-name="gr4" draw:id="shape5" draw:name="path205" draw:layer="" svg:width="29.08981046533pt" svg:height="24.51754238797pt" svg:x="23.25230640000pt" svg:y="9.78511120000pt" svg:viewBox="0 0 29 25" svg:d="M23.5937 24.4616L14.5825 18.7658L5.61554 24.5175L8.95057 15.1707L0 9.39899L11.0735 9.31852L14.5081 0L18.0163 9.29707L29.0898 9.30935L20.1851 15.1354Z" koffice:nodeTypes="ccccccccccc"/>
          <draw:path draw:style-name="gr5" draw:id="shape6" draw:name="path1660" draw:layer="" svg:width="29.08981046533pt" svg:height="24.51755110264pt" svg:x="100.95613600000pt" svg:y="61.10568720000pt" svg:viewBox="0 0 29 25" svg:d="M23.5937 24.4616L14.5825 18.7658L5.61553 24.5176L8.95057 15.1707L0 9.39899L11.0735 9.31853L14.5081 0L18.0163 9.29707L29.0898 9.30935L20.1851 15.1354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8:03</dc:date>
    <meta:creation-date>2011-05-22T06:11:02</meta:creation-date>
    <dc:creator>Yue Liu</dc:creator>
  </office:meta>
</office:document-meta>
</file>